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2792in" fo:margin-left="0in" fo:margin-top="0in" fo:margin-bottom="0in" table:align="left" style:writing-mode="lr-tb"/>
    </style:style>
    <style:style style:name="Table3.A" style:family="table-column">
      <style:table-column-properties style:column-width="3.0514in"/>
    </style:style>
    <style:style style:name="Table3.B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2.2222in" fo:keep-together="auto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line-height="150%" fo:text-align="start" style:justify-single-word="false"/>
    </style:style>
    <style:style style:name="P3" style:family="paragraph" style:parent-style-name="No_20_Spacing">
      <style:paragraph-properties fo:line-height="150%" fo:text-align="start" style:justify-single-word="false"/>
      <style:text-properties officeooo:paragraph-rsid="001c2b89"/>
    </style:style>
    <style:style style:name="P4" style:family="paragraph" style:parent-style-name="No_20_Spacing">
      <style:paragraph-properties fo:line-height="150%" fo:text-align="start" style:justify-single-word="false"/>
      <style:text-properties fo:font-size="10pt" officeooo:paragraph-rsid="001c2b89" style:font-size-asian="10pt" style:font-size-complex="10pt"/>
    </style:style>
    <style:style style:name="P5" style:family="paragraph" style:parent-style-name="No_20_Spacing">
      <style:text-properties fo:font-size="11pt" style:font-size-asian="11pt" style:font-size-complex="11pt"/>
    </style:style>
    <style:style style:name="P6" style:family="paragraph" style:parent-style-name="No_20_Spacing">
      <style:text-properties style:font-name="Times New Roman"/>
    </style:style>
    <style:style style:name="P7" style:family="paragraph" style:parent-style-name="No_20_Spacing">
      <style:paragraph-properties fo:text-align="start" style:justify-single-word="false"/>
      <style:text-properties style:font-name="Times New Roman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1478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1c1478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13" style:family="paragraph" style:parent-style-name="Standard">
      <style:paragraph-properties fo:line-height="100%" fo:text-align="start" style:justify-single-word="false"/>
      <style:text-properties officeooo:paragraph-rsid="0023af2f" style:font-size-complex="10pt"/>
    </style:style>
    <style:style style:name="P14" style:family="paragraph" style:parent-style-name="No_20_Spacing">
      <style:paragraph-properties fo:margin-top="0in" fo:margin-bottom="0.1098in" loext:contextual-spacing="false" fo:line-height="100%" fo:text-align="start" style:justify-single-word="false"/>
      <style:text-properties officeooo:paragraph-rsid="001e65f6" style:font-size-complex="10pt"/>
    </style:style>
    <style:style style:name="P15" style:family="paragraph" style:parent-style-name="No_20_Spacing">
      <style:paragraph-properties fo:margin-top="0in" fo:margin-bottom="0.1098in" loext:contextual-spacing="false" fo:line-height="150%" fo:text-align="start" style:justify-single-word="false"/>
    </style:style>
    <style:style style:name="P16" style:family="paragraph" style:parent-style-name="No_20_Spacing">
      <style:text-properties fo:font-size="12pt" style:font-size-asian="12pt" style:font-size-complex="12pt"/>
    </style:style>
    <style:style style:name="P17" style:family="paragraph" style:parent-style-name="No_20_Spacing">
      <style:paragraph-properties fo:line-height="150%"/>
      <style:text-properties fo:font-size="12pt" style:font-size-asian="12pt" style:font-size-complex="12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size-complex="12pt"/>
    </style:style>
    <style:style style:name="P1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2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dcb2" style:font-size-asian="11pt" style:font-size-complex="11pt"/>
    </style:style>
    <style:style style:name="T4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officeooo:rsid="001c2b89"/>
    </style:style>
    <style:style style:name="T6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0265ddf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2pt" fo:language="ru" fo:country="RU" fo:font-weight="normal" officeooo:rsid="0023af2f" fo:background-color="transparent" loext:char-shading-value="0" style:font-name-asian="Times New Roman" style:font-size-asian="12pt" style:language-asian="zh" style:country-asian="CN" style:font-weight-asian="normal" style:font-name-complex="Times New Roman" style:language-complex="ar" style:country-complex="SA" style:font-weight-complex="normal"/>
    </style:style>
    <style:style style:name="T10" style:family="text">
      <style:text-properties officeooo:rsid="00221da3"/>
    </style:style>
    <style:style style:name="T11" style:family="text">
      <style:text-properties officeooo:rsid="0023af2f"/>
    </style:style>
    <style:style style:name="T12" style:family="text">
      <style:text-properties officeooo:rsid="001bdc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 </text:p>
      <text:p text:style-name="P8">ФЕДЕРАЛЬНОЕ ГОСУДАРСТВЕННОЕ БЮДЖЕТНОЕ</text:p>
      <text:p text:style-name="P8">ОБРАЗОВАТЕЛЬНОЕ УЧРЕЖДЕНИЕ ВЫСШЕГО ОБРАЗОВАНИЯ </text:p>
      <text:p text:style-name="P8">«БАШКИРСКИЙ ГОСУДАРСТВЕННЫЙ УНИВЕРСИТЕТ»</text:p>
      <text:p text:style-name="P8"/>
      <text:p text:style-name="P8">ФИЗИКО-ТЕХНИЧЕСКИЙ ИНСТИТУТ</text:p>
      <text:p text:style-name="P8">КАФЕДРА ГЕОФИЗИКИ</text:p>
      <text:p text:style-name="P8"/>
      <text:p text:style-name="P8"/>
      <text:p text:style-name="P8">КУРСОВАЯ РАБОТА</text:p>
      <text:p text:style-name="P8">ПО ПРОГРАММЕ МАГИСТРАТУРЫ</text:p>
      <text:p text:style-name="P8"/>
      <text:p text:style-name="P10">КАДЫРОВ АЛМАЗ ВЕНЕРОВИЧ</text:p>
      <text:p text:style-name="P8"/>
      <text:p text:style-name="P9">«РЕШЕНИЕ ЗАДАЧИ ПОДДЕРЖКИ ОЧЕРЕДИ ЗАДАЧ IBM LSF В КЛИЕНТЕ ЗАПУСКА РАСЧЕТОВ НА КЛАСТЕРЕ SCHEDULER»</text:p>
      <text:p text:style-name="P8"/>
      <text:p text:style-name="P8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7">Выполнил:</text:p>
            <text:p text:style-name="P16">Магистрант 1 года очной формы обучения</text:p>
            <text:p text:style-name="P16">Направление подготовки – «Геология»</text:p>
            <text:p text:style-name="P16">Программа подготовки – «<text:span text:style-name="T12">Цифровые технологии в петрофизике</text:span>»</text:p>
            <text:p text:style-name="P5"/>
          </table:table-cell>
        </table:table-row>
        <table:table-row table:style-name="Table3.2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7"/>
            <text:p text:style-name="P2">Руководитель:</text:p>
            <text:p text:style-name="P13">старший преподаватель <text:span text:style-name="T11">кафедры «Цифровые технологии в петрофизике»</text:span></text:p>
            <text:p text:style-name="P15">____________<text:span text:style-name="T1">_______</text:span>_ / <text:span text:style-name="T4">О.Р. Привалова</text:span></text:p>
            <text:p text:style-name="P3"><text:span text:style-name="T5">Консультант</text:span>:</text:p>
            <text:p text:style-name="P14"><text:span text:style-name="T6">главный</text:span><text:span text:style-name="T7"> специалист </text:span><text:span text:style-name="T9">в отделе разработки гидродинамических проектов</text:span></text:p>
            <text:p text:style-name="P4">____________<text:span text:style-name="T1">_______</text:span>_ / <text:span text:style-name="T4">И.Ф. Сайфуллин</text:span></text:p>
          </table:table-cell>
        </table:table-row>
      </table:table>
      <text:p text:style-name="P12"/>
      <text:p text:style-name="P11"/>
      <text:p text:style-name="P11">УФА – 20<text:span text:style-name="T5">2</text:span><text:span text:style-name="T10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16</meta:editing-cycles>
    <meta:creation-date>2019-04-05T06:50:00</meta:creation-date>
    <dc:date>2021-06-22T15:22:20.033110006</dc:date>
    <meta:editing-duration>PT1H44M10S</meta:editing-duration>
    <meta:generator>LibreOffice/6.4.7.2$Linux_X86_64 LibreOffice_project/40$Build-2</meta:generator>
    <meta:document-statistic meta:table-count="1" meta:image-count="0" meta:object-count="0" meta:page-count="1" meta:paragraph-count="21" meta:word-count="84" meta:character-count="761" meta:non-whitespace-character-count="693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